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DLY (1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GODLY (1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trast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ontrast (1:1-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What they do not do (1:1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at they do not do (1:1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Follow the advice of the wicked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Stand around with sinners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Join in with scoffers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contrast (1:1-2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What they do not do (1:1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What they do (1:2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THE GODLY (1:1-3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contrast (1:1-2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comparison (1:3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PSALM 1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THE GODLY (1:1-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THE GODLESS (1:4-6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 </dc:title>
    <meta:initial-creator>David STRICKLAND</meta:initial-creator>
    <dc:creator>David STRICKLAND</dc:creator>
    <meta:creation-date>2020-02-22T19:32:00Z</meta:creation-date>
    <dc:date>2020-02-22T19:32:00Z</dc:date>
    <meta:template xlink:href="BibleStudy" xlink:type="simple"/>
    <meta:editing-cycles>1</meta:editing-cycles>
    <meta:editing-duration>PT0S</meta:editing-duration>
    <meta:document-statistic meta:paragraph-count="19" meta:word-count="113"/>
  </office:meta>
</office:document-meta>
</file>